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fo:font-weight="bold" officeooo:paragraph-rsid="0008400d" style:font-size-asian="16pt" style:font-weight-asian="bold" style:font-size-complex="16pt" style:font-weight-complex="bold"/>
    </style:style>
    <style:style style:name="P2" style:family="paragraph" style:parent-style-name="Footnote">
      <style:text-properties fo:font-size="6pt" officeooo:paragraph-rsid="00131713" style:font-size-asian="6pt" style:font-size-complex="6pt"/>
    </style:style>
    <style:style style:name="P3" style:family="paragraph" style:parent-style-name="Preformatted_20_Text">
      <style:paragraph-properties fo:text-align="center" style:justify-single-word="false"/>
      <style:text-properties fo:font-size="8pt" officeooo:paragraph-rsid="000a1e37" style:font-size-asian="8pt" style:font-size-complex="8pt"/>
    </style:style>
    <style:style style:name="P4" style:family="paragraph" style:parent-style-name="Preformatted_20_Text">
      <style:text-properties fo:font-size="10.5pt" style:font-size-asian="10.5pt" style:font-size-complex="10.5pt"/>
    </style:style>
    <style:style style:name="P5" style:family="paragraph" style:parent-style-name="Standard">
      <style:text-properties style:font-name="Liberation Mono" fo:font-size="10pt" officeooo:paragraph-rsid="00131713" style:font-size-asian="10pt" style:font-size-complex="10pt"/>
    </style:style>
    <style:style style:name="P6" style:family="paragraph" style:parent-style-name="Preformatted_20_Text">
      <style:text-properties fo:color="#2a6099" loext:opacity="100%" fo:font-size="10pt" fo:font-weight="bold" officeooo:paragraph-rsid="00131713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10pt" officeooo:paragraph-rsid="00107f61" style:font-size-asian="10pt" style:font-size-complex="10pt"/>
    </style:style>
    <style:style style:name="P8" style:family="paragraph" style:parent-style-name="Preformatted_20_Text">
      <style:text-properties fo:font-size="10pt" officeooo:paragraph-rsid="0013ea5e" style:font-size-asian="10pt" style:font-size-complex="10pt"/>
    </style:style>
    <style:style style:name="P9" style:family="paragraph" style:parent-style-name="Preformatted_20_Text">
      <style:text-properties fo:font-size="10pt" style:font-size-asian="10pt" style:font-size-complex="10pt"/>
    </style:style>
    <style:style style:name="P10" style:family="paragraph" style:parent-style-name="Preformatted_20_Text">
      <style:text-properties style:use-window-font-color="true" loext:opacity="0%" fo:font-size="10pt" fo:font-weight="bold" officeooo:paragraph-rsid="00107f61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style:use-window-font-color="true" loext:opacity="0%" fo:font-size="10pt" fo:font-weight="normal" officeooo:paragraph-rsid="00150997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use-window-font-color="true" loext:opacity="0%" fo:font-size="10pt" fo:font-weight="normal" officeooo:paragraph-rsid="00107f61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use-window-font-color="true" loext:opacity="0%" fo:font-size="10pt" fo:font-weight="bold" officeooo:rsid="00131713" officeooo:paragraph-rsid="00131713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use-window-font-color="true" loext:opacity="0%" fo:font-size="10pt" fo:font-weight="normal" officeooo:rsid="00131713" officeooo:paragraph-rsid="00144033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style:use-window-font-color="true" loext:opacity="0%" fo:font-size="10pt" fo:font-weight="normal" officeooo:paragraph-rsid="00144033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style:use-window-font-color="true" loext:opacity="0%" fo:font-size="10pt" fo:font-weight="normal" officeooo:paragraph-rsid="0013ea5e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style:use-window-font-color="true" loext:opacity="0%" fo:font-size="10pt" fo:font-weight="bold" officeooo:paragraph-rsid="00131713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color="#2a6099" loext:opacity="100%" fo:font-size="10pt" fo:font-weight="bold" officeooo:rsid="00131713" officeooo:paragraph-rsid="00136d54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style:use-window-font-color="true" loext:opacity="0%" fo:font-size="10pt" fo:font-weight="normal" officeooo:paragraph-rsid="00136d54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style:use-window-font-color="true" loext:opacity="0%" fo:font-size="10pt" fo:font-weight="bold" officeooo:paragraph-rsid="00136d54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style:use-window-font-color="true" loext:opacity="0%" fo:font-size="10pt" fo:font-weight="bold" officeooo:rsid="00131713" officeooo:paragraph-rsid="00144033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style:use-window-font-color="true" loext:opacity="0%" fo:font-size="10pt" fo:font-weight="normal" officeooo:rsid="00136d54" officeooo:paragraph-rsid="00144033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officeooo:rsid="00131713"/>
    </style:style>
    <style:style style:name="T2" style:family="text">
      <style:text-properties fo:font-size="6pt" style:text-underline-style="solid" style:text-underline-width="auto" style:text-underline-color="font-color" officeooo:rsid="00131713" style:font-size-asian="6pt" style:font-size-complex="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0a1e37" style:font-weight-asian="bold" style:font-weight-complex="bold"/>
    </style:style>
    <style:style style:name="T8" style:family="text">
      <style:text-properties officeooo:rsid="00131713"/>
    </style:style>
    <style:style style:name="T9" style:family="text">
      <style:text-properties fo:color="#2a6099" loext:opacity="100%" fo:font-weight="bold" officeooo:rsid="0013ea5e" style:font-weight-asian="bold" style:font-weight-complex="bold"/>
    </style:style>
    <style:style style:name="T10" style:family="text">
      <style:text-properties fo:color="#2a6099" loext:opacity="100%" fo:font-weight="bold" officeooo:rsid="00131713" style:font-weight-asian="bold" style:font-weight-complex="bold"/>
    </style:style>
    <style:style style:name="T11" style:family="text">
      <style:text-properties officeooo:rsid="00150997"/>
    </style:style>
    <style:style style:name="T12" style:family="text">
      <style:text-properties officeooo:rsid="00136d54"/>
    </style:style>
    <style:style style:name="T13" style:family="text">
      <style:text-properties fo:font-weight="bold" officeooo:rsid="00136d54" style:font-weight-asian="bold" style:font-weight-complex="bold"/>
    </style:style>
    <style:style style:name="T14" style:family="text">
      <style:text-properties fo:font-weight="bold" officeooo:rsid="00131713" style:font-weight-asian="bold" style:font-weight-complex="bold"/>
    </style:style>
    <style:style style:name="T15" style:family="text">
      <style:text-properties officeooo:rsid="00144033"/>
    </style:style>
    <style:style style:name="T16" style:family="text">
      <style:text-properties officeooo:rsid="0013ea5e"/>
    </style:style>
    <style:style style:name="T17" style:family="text">
      <style:text-properties fo:font-weight="bold" officeooo:rsid="0014403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the Nations Be Glad</text:span><text:span text:style-name="T2"><text:note text:id="ftn1" text:note-class="footnote"><text:note-citation>1</text:note-citation><text:note-body><text:p text:style-name="P2">CCLI Song # 5760316 Aaron Boswell | Matt Boswell | Matt Papa © 2010 Getty Music Hymns and Songs; Love Your Enemies Publishing; Curb Dayspring Music For use solely with the SongSelect® Terms of Use. All rights reserved. www.ccli.com CCLI License # 3266058</text:p></text:note-body></text:note></text:span></text:p>
      <text:p text:style-name="P3"><text:span text:style-name="T3">Words &amp; Music</text:span>: Aaron Boswell | Matt Boswell | Matt Papa</text:p>
      <text:p text:style-name="P4"/>
      <text:p text:style-name="P5"><text:span text:style-name="T4">[ CHORDS ] <text:s text:c="2"/></text:span><text:span text:style-name="T5">D <text:s text:c="6"/>A <text:s text:c="6"/>Asus <text:s text:c="3"/>G <text:s text:c="6"/>Bm <text:s text:c="6"/></text:span><text:span text:style-name="T6">[ </text:span><text:span text:style-name="T7">NO CAPO</text:span><text:span text:style-name="T6"> ]</text:span></text:p>
      <text:p text:style-name="P6"><text:s text:c="13"/>xoo=== <text:s/>oo===o <text:s/><text:span text:style-name="T8">oo===o</text:span> <text:s/>==<text:span text:style-name="T8">oo</text:span>== <text:s/>======</text:p>
      <text:p text:style-name="P6"><text:s text:c="13"/>|||||| <text:s/>|||||| <text:s/>|||||| <text:s/>|||||| <text:s/>||||||</text:p>
      <text:p text:style-name="P6"><text:s text:c="13"/>|||O|O <text:s/>||OOO| <text:s/>||OO<text:span text:style-name="T8">|</text:span>| <text:s/><text:span text:style-name="T8">|</text:span>O|<text:span text:style-name="T8">|||</text:span> <text:s/>OO|||O</text:p>
      <text:p text:style-name="P6"><text:s text:c="13"/>||||O| <text:s/>|||||| <text:s/><text:span text:style-name="T8">|</text:span>|||O<text:span text:style-name="T8">|</text:span> <text:s/><text:span text:style-name="T8">O</text:span>|||O<text:span text:style-name="T8">O</text:span> <text:s/>||||O|</text:p>
      <text:p text:style-name="P6"><text:s text:c="13"/>|||||| <text:s/>|||||| <text:s/>|||||| <text:s/>||<text:span text:style-name="T8">|</text:span>||| <text:s/>||OO||</text:p>
      <text:p text:style-name="P7"><text:span text:style-name="T4"/></text:p>
      <text:p text:style-name="P8"><text:span text:style-name="T4">[ INTRO ] <text:s text:c="3"/></text:span><text:span text:style-name="T5">| D </text:span><text:span text:style-name="T9"><text:s/></text:span><text:span text:style-name="T5">| </text:span><text:span text:style-name="T9">G </text:span><text:span text:style-name="T5"><text:s/>| D <text:s/>| </text:span><text:span text:style-name="T9">G</text:span><text:span text:style-name="T5"> <text:s/></text:span><text:span text:style-name="T9">|</text:span></text:p>
      <text:p text:style-name="P9"/>
      <text:p text:style-name="P10"><text:span text:style-name="T8">[ </text:span>V<text:span text:style-name="T8">ERSE</text:span> 1 <text:span text:style-name="T8">]</text:span></text:p>
      <text:p text:style-name="P11"><text:s text:c="8"/><text:span text:style-name="T10">D <text:s text:c="42"/></text:span><text:span text:style-name="T10">D <text:s text:c="27"/>Asus G</text:span></text:p>
      <text:p text:style-name="P11">Let the glory of the Lord forever be our joy, <text:span text:style-name="T11">m</text:span>ay redemption be the theme of our song</text:p>
      <text:p text:style-name="P12"><text:s text:c="7"/><text:span text:style-name="T10">D</text:span></text:p>
      <text:p text:style-name="P12">For by grace we have been saved, <text:span text:style-name="T8">a</text:span>nd by grace we shall proclaim</text:p>
      <text:p text:style-name="P12"><text:s text:c="7"/><text:span text:style-name="T10">D <text:s text:c="13"/>Asus <text:s text:c="6"/>A <text:s text:c="8"/>G <text:s text:c="4"/>Asus</text:span></text:p>
      <text:p text:style-name="P12">To the corners of the earth that Christ is come</text:p>
      <text:p text:style-name="P12"/>
      <text:p text:style-name="P13"><text:span text:style-name="T12">[ </text:span>CHORUS <text:span text:style-name="T12">]</text:span></text:p>
      <text:p text:style-name="P14"><text:s text:c="8"/><text:span text:style-name="T9">G <text:s text:c="9"/>D <text:s text:c="12"/>G <text:s text:c="2"/>A <text:s text:c="2"/>Bm <text:s text:c="13"/></text:span><text:span text:style-name="T9">G <text:s text:c="7"/>D <text:s text:c="11"/>Asus A</text:span></text:p>
      <text:p text:style-name="P15">Let the nations be glad, <text:span text:style-name="T8">l</text:span>et the peo-ple rejoice, For salvation belongs to our God</text:p>
      <text:p text:style-name="P16"><text:s text:c="8"/><text:span text:style-name="T9">G <text:s text:c="13"/>D <text:s text:c="14"/>G <text:s text:c="6"/>A <text:s text:c="5"/>Bm</text:span></text:p>
      <text:p text:style-name="P12">Let the whole earth be filled <text:span text:style-name="T8">w</text:span>ith the praises of the Lord</text:p>
      <text:p text:style-name="P16"><text:s text:c="7"/><text:span text:style-name="T9">G <text:s text:c="7"/>D <text:s text:c="11"/>Asus <text:s text:c="8"/>G <text:s/>A <text:s text:c="6"/>D <text:s text:c="5"/>G <text:s/>D <text:s/>G</text:span></text:p>
      <text:p text:style-name="P12">For salvation belongs to our God, <text:span text:style-name="T8">l</text:span>et the na-tions be glad</text:p>
      <text:p text:style-name="P12"/>
      <text:p text:style-name="P17"><text:span text:style-name="T8">[ </text:span>V<text:span text:style-name="T8">ERSE</text:span> <text:span text:style-name="T12">2</text:span> <text:span text:style-name="T8">]</text:span></text:p>
      <text:p text:style-name="P18"><text:s text:c="12"/>D</text:p>
      <text:p text:style-name="P12">Through the ages gone before, <text:span text:style-name="T12">t</text:span>hrough the trial and the sword</text:p>
      <text:p text:style-name="P11"><text:s text:c="5"/><text:span text:style-name="T10">D</text:span><text:span text:style-name="T5"> <text:s text:c="40"/></text:span><text:span text:style-name="T10">Asus <text:s/>G</text:span></text:p>
      <text:p text:style-name="P12">Many saints and martyrs conquered, <text:span text:style-name="T12">t</text:span>hough they died</text:p>
      <text:p text:style-name="P19"><text:s text:c="9"/><text:span text:style-name="T10">D</text:span></text:p>
      <text:p text:style-name="P12">Still we holding out the cross, <text:span text:style-name="T12">c</text:span>rossing oceans suffering loss</text:p>
      <text:p text:style-name="P19"><text:s text:c="8"/><text:span text:style-name="T10">D <text:s text:c="17"/>Asus <text:s text:c="3"/>A <text:s text:c="7"/>G <text:s text:c="4"/>Asus</text:span></text:p>
      <text:p text:style-name="P12">Shall endure all things to win the crown of life</text:p>
      <text:p text:style-name="P19"><text:line-break/><text:span text:style-name="T13">[ </text:span><text:span text:style-name="T14">CHORUS </text:span><text:span text:style-name="T13">]<text:line-break/></text:span></text:p>
      <text:p text:style-name="P20"><text:span text:style-name="T8">[ </text:span>V<text:span text:style-name="T8">ERSE</text:span> <text:span text:style-name="T12">3</text:span> <text:span text:style-name="T8">]</text:span></text:p>
      <text:p text:style-name="P19"><text:s text:c="8"/><text:span text:style-name="T10">D</text:span></text:p>
      <text:p text:style-name="P12">As Your holy church goes forth, <text:span text:style-name="T12">i</text:span>n the Holy Spirit’s power</text:p>
      <text:p text:style-name="P19"><text:span text:style-name="T10"><text:s text:c="9"/>D</text:span><text:span text:style-name="T5"> <text:s text:c="23"/></text:span><text:span text:style-name="T10">Asus <text:s text:c="2"/>G</text:span></text:p>
      <text:p text:style-name="P12">With the glories of the gospel to exclaim</text:p>
      <text:p text:style-name="P19"><text:s text:c="7"/><text:span text:style-name="T10">D</text:span></text:p>
      <text:p text:style-name="P12">Now we pray Your Kingdom come, <text:span text:style-name="T12">a</text:span>nd we pray Your will be done</text:p>
      <text:p text:style-name="P19"><text:s text:c="8"/><text:span text:style-name="T10">D <text:s text:c="8"/>Asus <text:s/>A <text:s text:c="6"/>G <text:s text:c="4"/>Asus</text:span></text:p>
      <text:p text:style-name="P12">For the honor and glory of Your name</text:p>
      <text:p text:style-name="P12"/>
      <text:p text:style-name="P21"><text:span text:style-name="T12">[ </text:span>CHORUS <text:span text:style-name="T15">x 2 </text:span><text:span text:style-name="T12">]</text:span></text:p>
      <text:p text:style-name="P14"><text:s text:c="8"/><text:span text:style-name="T9">G <text:s text:c="9"/>D <text:s text:c="12"/>G <text:s text:c="2"/>A <text:s text:c="2"/>Bm <text:s text:c="13"/>G <text:s text:c="7"/>D <text:s text:c="11"/>Asus A</text:span></text:p>
      <text:p text:style-name="P15"><text:span text:style-name="T16">Let the nations be glad, </text:span><text:span text:style-name="T8">l</text:span><text:span text:style-name="T16">et the peo-ple rejoice, For salvation belongs to our God</text:span></text:p>
      <text:p text:style-name="P15"><text:s text:c="8"/><text:span text:style-name="T9">G <text:s text:c="13"/>D <text:s text:c="14"/>G <text:s text:c="6"/>A <text:s text:c="5"/>Bm</text:span></text:p>
      <text:p text:style-name="P15">Let the whole earth be filled <text:span text:style-name="T8">w</text:span>ith the praises of the Lord</text:p>
      <text:p text:style-name="P15"><text:s text:c="7"/><text:span text:style-name="T9">G <text:s text:c="7"/>D <text:s text:c="11"/>Asus</text:span></text:p>
      <text:p text:style-name="P15"><text:span text:style-name="T12">For salvation belongs to our God<text:line-break/><text:line-break/></text:span><text:span text:style-name="T13">[ </text:span><text:span text:style-name="T17">OUTRO </text:span><text:span text:style-name="T13">]<text:line-break/></text:span><text:span text:style-name="T12"> <text:s text:c="5"/></text:span><text:span text:style-name="T9"><text:s text:c="2"/>G <text:s/>A <text:s text:c="6"/>D</text:span></text:p>
      <text:p text:style-name="P22"><text:span text:style-name="T15">L</text:span>et the na-tions be gl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2T22:32:18.619943849</dc:date>
    <meta:editing-duration>PT1H46M22S</meta:editing-duration>
    <meta:editing-cycles>11</meta:editing-cycles>
    <meta:generator>LibreOffice/25.2.6.2$Linux_X86_64 LibreOffice_project/520$Build-2</meta:generator>
    <meta:print-date>2026-03-02T22:19:47.233399298</meta:print-date>
    <meta:printed-by>PDF files</meta:printed-by>
    <meta:document-statistic meta:table-count="0" meta:image-count="0" meta:object-count="0" meta:page-count="1" meta:paragraph-count="51" meta:word-count="403" meta:character-count="2556" meta:non-whitespace-character-count="1469"/>
  </office:meta>
</office:document-meta>
</file>